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15.323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7.098cm"/>
    </style:style>
    <style:style style:name="co10" style:family="table-column">
      <style:table-column-properties fo:break-before="auto" style:column-width="5.8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3.189cm" fo:break-before="auto" style:use-optimal-row-height="false"/>
    </style:style>
    <style:style style:name="ro4" style:family="table-row">
      <style:table-row-properties style:row-height="2.93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62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15"/>
        </table:table-row>
        <table:table-row table:style-name="ro3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If one fanfic is sequel/prequel/etc to other fanfic, they would have same background color and number, that represent, which one of fics was released earlier.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Author doesn’t own rights fpr cover</text:p>
          </table:table-cell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8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7"/>
          <table:table-cell table:style-name="Default"/>
          <table:table-cell table:number-columns-repeated="9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office:value-type="string" calcext:value-type="string">
            <text:p>Percentage%, Done</text:p>
          </table:table-cell>
          <table:table-cell table:number-columns-repeated="14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office:value-type="string" calcext:value-type="string">
            <text:p>Fic is translated; might contain typos and stuff like that.</text:p>
          </table:table-cell>
          <table:table-cell table:number-columns-repeated="14"/>
        </table:table-row>
        <table:table-row table:style-name="ro5">
          <table:table-cell table:number-columns-repeated="18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16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14" office:value-type="string" calcext:value-type="string">
            <text:p>1. 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~8,13%, WIP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number-columns-repeated="2"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number-columns-repeated="2" office:value-type="string" calcext:value-type="string">
            <text:p>Waiting for answer</text:p>
          </table:table-cell>
          <table:table-cell table:number-columns-repeated="8"/>
        </table:table-row>
        <table:table-row table:style-name="ro11">
          <table:table-cell table:style-name="ce18" office:value-type="string" calcext:value-type="string">
            <text:p>2. 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<text:s/>2. Undead Robot Bug Crusaders: Unusual Lives </text:p>
          </table:table-cell>
          <table:table-cell office:value-type="string" calcext:value-type="string">
            <text:p>https://www.fimfiction.net/story/429626/undead-robot-bug-crusaders-unusual-lives</text:p>
          </table:table-cell>
          <table:table-cell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1. Undead Robot Bug Crusaders</text:p>
          </table:table-cell>
          <table:table-cell table:style-name="ce26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26" office:value-type="string" calcext:value-type="string">
            <text:p>SFW</text:p>
          </table:table-cell>
          <table:table-cell table:style-name="ce26" office:value-type="string" calcext:value-type="string">
            <text:p>Done</text:p>
          </table:table-cell>
          <table:table-cell table:style-name="ce19"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number-columns-repeated="2" office:value-type="string" calcext:value-type="string">
            <text:p>Not Yet Ask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нчики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WIP</text:p>
          </table:table-cell>
          <table:table-cell office:value-type="string" calcext:value-type="string">
            <text:p>Allowed</text:p>
          </table:table-cell>
          <table:table-cell office:value-type="string" calcext:value-type="string">
            <text:p>Don’t Own Rights</text:p>
          </table:table-cell>
          <table:table-cell table:number-columns-repeated="8"/>
        </table:table-row>
        <table:table-row table:style-name="ro1" table:number-rows-repeated="5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ontributors" table:style-name="ta1">
        <table:table-column table:style-name="co12" table:default-cell-style-name="Default"/>
        <table:table-row table:style-name="ro13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.00.0000</text:date>, <text:time style:data-style-name="N2" text:time-value="09:10:21.120933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9T09:14:59.773084197</dc:date>
    <meta:editing-duration>PT2H39M50S</meta:editing-duration>
    <meta:editing-cycles>151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203" meta:object-count="0"/>
  </office:meta>
</office:document-meta>
</file>